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monospac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urier New" fo:font-size="10.5pt" fo:letter-spacing="normal" fo:font-style="normal" fo:font-weight="normal"/>
    </style:style>
    <style:style style:name="P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urier New" fo:font-size="10.5pt" fo:letter-spacing="normal" fo:font-style="normal" fo:font-weight="normal" officeooo:rsid="001fd5b8" officeooo:paragraph-rsid="001fd5b8"/>
    </style:style>
    <style:style style:name="P3"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urier New" fo:font-size="10.5pt" fo:letter-spacing="normal" fo:font-style="normal" style:text-underline-style="solid" style:text-underline-width="auto" style:text-underline-color="font-color" fo:font-weight="bold" officeooo:rsid="001fd5b8" officeooo:paragraph-rsid="001fd5b8" style:font-weight-asian="bold" style:font-weight-complex="bold"/>
    </style:style>
    <style:style style:name="P4"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urier New" fo:font-size="12pt" fo:letter-spacing="normal" fo:font-style="normal" fo:font-weight="normal" style:font-size-asian="12pt" style:font-size-complex="12pt"/>
    </style:style>
    <style:style style:name="P5"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2pt" fo:letter-spacing="normal" fo:font-style="normal" fo:font-weight="normal" style:font-size-asian="12pt" style:font-size-complex="12pt"/>
    </style:style>
    <style:style style:name="P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2pt" fo:letter-spacing="normal" fo:font-style="normal" style:text-underline-style="solid" style:text-underline-width="auto" style:text-underline-color="font-color" fo:font-weight="bold" officeooo:rsid="00200dec" officeooo:paragraph-rsid="00200dec" style:font-size-asian="12pt" style:font-style-asian="normal" style:font-weight-asian="bold" style:font-size-complex="12pt" style:font-style-complex="normal" style:font-weight-complex="bold"/>
    </style:style>
    <style:style style:name="P7"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2pt" fo:letter-spacing="normal" fo:font-style="normal" style:text-underline-style="solid" style:text-underline-width="auto" style:text-underline-color="font-color" fo:font-weight="bold" officeooo:rsid="00209eac" officeooo:paragraph-rsid="00209eac" style:font-size-asian="12pt" style:font-style-asian="normal" style:font-weight-asian="bold" style:font-size-complex="12pt" style:font-style-complex="normal" style:font-weight-complex="bold"/>
    </style:style>
    <style:style style:name="P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2pt" fo:letter-spacing="normal" fo:font-style="normal" style:text-underline-style="solid" style:text-underline-width="auto" style:text-underline-color="font-color" fo:font-weight="normal" officeooo:rsid="00200dec" officeooo:paragraph-rsid="00200dec" style:font-size-asian="12pt" style:font-style-asian="normal" style:font-weight-asian="normal" style:font-size-complex="12pt" style:font-style-complex="normal" style:font-weight-complex="normal"/>
    </style:style>
    <style:style style:name="P9"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2pt" fo:letter-spacing="normal" fo:font-style="normal" style:text-underline-style="none" fo:font-weight="normal" officeooo:rsid="00200dec" officeooo:paragraph-rsid="00200dec" style:font-size-asian="12pt" style:font-style-asian="normal" style:font-weight-asian="normal" style:font-size-complex="12pt" style:font-style-complex="normal" style:font-weight-complex="normal"/>
    </style:style>
    <style:style style:name="P10"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2pt" fo:letter-spacing="normal" fo:font-style="normal" style:text-underline-style="none" fo:font-weight="normal" officeooo:rsid="00209eac" officeooo:paragraph-rsid="00209eac" style:font-size-asian="12pt" style:font-style-asian="normal" style:font-weight-asian="normal" style:font-size-complex="12pt" style:font-style-complex="normal" style:font-weight-complex="normal"/>
    </style:style>
    <style:style style:name="P11"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style:text-properties fo:font-variant="normal" fo:text-transform="none" fo:color="#000000" loext:opacity="100%" style:font-name="Courier New" fo:font-size="12pt" fo:letter-spacing="normal" fo:font-style="normal" style:text-underline-style="none" fo:font-weight="bold" officeooo:rsid="00200dec" officeooo:paragraph-rsid="00200dec" style:font-size-asian="12pt" style:font-style-asian="normal" style:font-weight-asian="bold" style:font-size-complex="12pt" style:font-style-complex="normal" style:font-weight-complex="bold"/>
    </style:style>
    <style:style style:name="P1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style:text-properties fo:font-variant="normal" fo:text-transform="none" fo:color="#000000" loext:opacity="100%" fo:font-size="12pt" fo:letter-spacing="normal" style:font-size-asian="12pt" style:font-size-complex="12pt"/>
    </style:style>
    <style:style style:name="P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urier New" fo:font-size="10.5pt" fo:letter-spacing="normal" fo:font-style="normal" fo:font-weight="normal" officeooo:rsid="000b294f" officeooo:paragraph-rsid="00228e4d"/>
    </style:style>
    <style:style style:name="P1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urier New" fo:font-size="10.5pt" fo:letter-spacing="normal" fo:font-style="normal" style:text-underline-style="solid" style:text-underline-width="auto" style:text-underline-color="font-color" fo:font-weight="bold" officeooo:rsid="00228e4d" officeooo:paragraph-rsid="00228e4d" style:font-weight-asian="bold" style:font-weight-complex="bold"/>
    </style:style>
    <style:style style:name="P1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urier New" fo:font-size="10.5pt" fo:letter-spacing="normal" fo:font-style="normal" style:text-underline-style="solid" style:text-underline-width="auto" style:text-underline-color="font-color" fo:font-weight="bold" officeooo:rsid="000b294f" officeooo:paragraph-rsid="00228e4d" style:font-weight-asian="bold" style:font-weight-complex="bold"/>
    </style:style>
    <style:style style:name="P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Courier New" fo:font-size="10.5pt" fo:letter-spacing="normal" fo:font-style="normal" style:text-underline-style="none" fo:font-weight="normal" officeooo:rsid="000b294f" officeooo:paragraph-rsid="00228e4d" style:font-weight-asian="normal" style:font-weight-complex="normal"/>
    </style:style>
    <style:style style:name="P17" style:family="paragraph" style:parent-style-name="Standard">
      <style:text-properties officeooo:rsid="000b294f" officeooo:paragraph-rsid="00228e4d"/>
    </style:style>
    <style:style style:name="T1" style:family="text">
      <style:text-properties style:font-name="Courier New" fo:font-style="normal" fo:font-weight="normal"/>
    </style:style>
    <style:style style:name="T2" style:family="text">
      <style:text-properties style:font-name="Courier New" fo:font-style="normal" fo:font-weight="normal" officeooo:rsid="00200dec"/>
    </style:style>
    <style:style style:name="T3" style:family="text">
      <style:text-properties fo:font-size="12pt" style:font-size-asian="12pt" style:font-size-complex="12pt"/>
    </style:style>
    <style:style style:name="T4" style:family="text">
      <style:text-properties fo:font-size="12pt" officeooo:rsid="001ecfe6" style:font-size-asian="12pt" style:font-size-complex="12pt"/>
    </style:style>
    <style:style style:name="T5" style:family="text">
      <style:text-properties fo:font-size="12pt" officeooo:rsid="00228e4d" style:font-size-asian="12pt" style:font-size-complex="12pt"/>
    </style:style>
    <style:style style:name="T6" style:family="text">
      <style:text-properties fo:font-size="12pt" fo:font-weight="bold" officeooo:rsid="001ecfe6" style:font-size-asian="12pt" style:font-weight-asian="bold" style:font-size-complex="12pt" style:font-weight-complex="bold"/>
    </style:style>
    <style:style style:name="T7" style:family="text">
      <style:text-properties fo:font-size="12pt" style:text-underline-style="solid" style:text-underline-width="auto" style:text-underline-color="font-color" fo:font-weight="bold" officeooo:rsid="001ecfe6" style:font-size-asian="12pt" style:font-weight-asian="bold" style:font-size-complex="12pt" style:font-weight-complex="bold"/>
    </style:style>
    <style:style style:name="T8" style:family="text">
      <style:text-properties officeooo:rsid="001fd5b8"/>
    </style:style>
    <style:style style:name="T9" style:family="text">
      <style:text-properties officeooo:rsid="00228e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tab/><text:tab/><text:tab/><text:span text:style-name="T4">ASSIGNMENT NO : 4 (21330)</text:span></text:p>
      <text:p text:style-name="P1"><text:span text:style-name="T4"/></text:p>
      <text:p text:style-name="P13"><text:span text:style-name="T7">Title:-</text:span><text:span text:style-name="T4"> Unnamed PL/SQL code block: Use of Control structure and Exception handling is mandatory. Write a PL/SQL block of code for the following requirements:- Schema: 1. Borrower(Rollin, Name, DateofIssue, NameofBook, Status) 2. Fine(Roll_no,Date,Amt) Accept roll_no &amp; name of book from user. Check the number of days (from date of issue), if days are between 15 to 30 then fine amount will be Rs 5per day. If no. of days&gt;30, per day fine will be Rs 50 per day &amp; for days less than 30, Rs. 5 per day. After submitting the book, status will change from I to R. If condition of fine is true, then details will be stored into fine table.</text:span></text:p>
      <text:p text:style-name="P13"><text:span text:style-name="T4"/></text:p>
      <text:p text:style-name="P13"><text:span text:style-name="T4"/></text:p>
      <text:p text:style-name="P14"><text:span text:style-name="T4">C</text:span><text:span text:style-name="T3">REATE TABLES Borrower and Fine:</text:span></text:p>
      <text:p text:style-name="P14"><text:span text:style-name="T3"/></text:p>
      <text:p text:style-name="P17">CREATE TABLE Borrower ( </text:p>
      <text:p text:style-name="P17"><text:tab/>Roll_no INT PRIMARY KEY, </text:p>
      <text:p text:style-name="P17"><text:tab/>Name VARCHAR(50), </text:p>
      <text:p text:style-name="P17"><text:tab/>DateofIssue DATE, </text:p>
      <text:p text:style-name="P17"><text:tab/>NameofBook VARCHAR(100), </text:p>
      <text:p text:style-name="P17"><text:tab/>Status CHAR(1) CHECK (Status IN ('I', 'R')) </text:p>
      <text:p text:style-name="P17">);</text:p>
      <text:p text:style-name="P17"/>
      <text:p text:style-name="P17">CREATE TABLE Fine (</text:p>
      <text:p text:style-name="P17"><text:s text:c="2"/><text:tab/>Roll_no INT,</text:p>
      <text:p text:style-name="P17"><text:s text:c="12"/>Date DATE,</text:p>
      <text:p text:style-name="P17"><text:s text:c="12"/>Amt DECIMAL(10, 2),</text:p>
      <text:p text:style-name="P17"><text:s text:c="12"/>FOREIGN KEY (Roll_no) REFERENCES Borrower(Roll_no)</text:p>
      <text:p text:style-name="P16"><text:span text:style-name="T3"><text:s/>);</text:span></text:p>
      <text:p text:style-name="P16"><text:span text:style-name="T3"/></text:p>
      <text:p text:style-name="P15"><text:span text:style-name="T5">I</text:span><text:span text:style-name="T3">nsert sample data into Borrower table:</text:span></text:p>
      <text:p text:style-name="P15"><text:span text:style-name="T3"/></text:p>
      <text:p text:style-name="P17">INSERT INTO Borrower (Roll_no, Name, DateofIssue, NameofBook, Status) VALUES</text:p>
      <text:p text:style-name="P17">(1, 'Rajesh Kumar', DATE '2024-07-20', 'The Great Indian Novel', 'I'),</text:p>
      <text:p text:style-name="P17">(2, 'Anita Sharma', DATE '2024-06-25', 'Ancient India', 'I'),</text:p>
      <text:p text:style-name="P17">(3, 'Ravi Patel', DATE '2024-07-15', 'Modern India', 'I'),</text:p>
      <text:p text:style-name="P17">(4, 'Sunita Rao', DATE '2024-07-30', 'Indian History', 'I'),</text:p>
      <text:p text:style-name="P17">(5, 'Amit Desai', DATE '2024-06-10', 'The Mughal Empire', 'I'),</text:p>
      <text:p text:style-name="P17">(6, 'Priya Singh', DATE '2024-07-05', 'Mahatma Gandhi', 'I'),</text:p>
      <text:p text:style-name="P17">(7, 'Suresh Menon', DATE '2024-06-20', 'Freedom Struggle', 'I'),</text:p>
      <text:p text:style-name="P17">(8, 'Neeta Bhat', DATE '2024-07-10', 'Indian Geography', 'I'),</text:p>
      <text:p text:style-name="P17">(9, 'Vikram Arora', DATE '2024-06-25', 'Indian Politics', 'I'),</text:p>
      <text:p text:style-name="P16">(10, 'Kiran Verma', DATE '2024-07-15', 'Hindu Philosophy', 'I');</text:p>
      <text:p text:style-name="P13"><text:span text:style-name="T4"/></text:p>
      <text:p text:style-name="P13"><text:span text:style-name="T4"/></text:p>
      <text:p text:style-name="P13"><text:span text:style-name="T4"/></text:p>
      <text:p text:style-name="P13"><text:span text:style-name="T4"/></text:p>
      <text:p text:style-name="P1"><text:soft-page-break/><text:span text:style-name="T4"/></text:p>
      <text:p text:style-name="P3"><text:span text:style-name="T4">B</text:span><text:span text:style-name="T3">ORROWER TABLE:</text:span></text:p>
      <text:p text:style-name="P2"><text:span text:style-name="T3"/></text:p>
      <text:p text:style-name="P2"><text:span text:style-name="T3">SELECT * FROM Borrower;</text:span></text:p>
      <text:p text:style-name="P2"><text:span text:style-name="T3">+---------+--------------+-------------+------------------------+--------+</text:span></text:p>
      <text:p text:style-name="P2"><text:span text:style-name="T3">| Roll_no | Name <text:s text:c="8"/>| DateofIssue | NameofBook <text:s text:c="12"/>| Status |</text:span></text:p>
      <text:p text:style-name="P2"><text:span text:style-name="T3">+---------+--------------+-------------+------------------------+--------+</text:span></text:p>
      <text:p text:style-name="P2"><text:span text:style-name="T3">| <text:s text:c="6"/>1 | Rajesh Kumar | 2024-07-20 <text:s/>| The Great Indian Novel | I <text:s text:c="5"/>|</text:span></text:p>
      <text:p text:style-name="P2"><text:span text:style-name="T3">| <text:s text:c="6"/>2 | Anita Sharma | 2024-06-25 <text:s/>| Ancient India <text:s text:c="9"/>| I <text:s text:c="5"/>|</text:span></text:p>
      <text:p text:style-name="P2"><text:span text:style-name="T3">| <text:s text:c="6"/>3 | Ravi Patel <text:s text:c="2"/>| 2024-07-15 <text:s/>| Modern India <text:s text:c="10"/>| I <text:s text:c="5"/>|</text:span></text:p>
      <text:p text:style-name="P2"><text:span text:style-name="T3">| <text:s text:c="6"/>4 | Sunita Rao <text:s text:c="2"/>| 2024-07-30 <text:s/>| Indian History <text:s text:c="8"/>| I <text:s text:c="5"/>|</text:span></text:p>
      <text:p text:style-name="P2"><text:span text:style-name="T3">| <text:s text:c="6"/>5 | Amit Desai <text:s text:c="2"/>| 2024-06-10 <text:s/>| The Mughal Empire <text:s text:c="5"/>| I <text:s text:c="5"/>|</text:span></text:p>
      <text:p text:style-name="P2"><text:span text:style-name="T3">| <text:s text:c="6"/>6 | Priya Singh <text:s/>| 2024-07-05 <text:s/>| Mahatma Gandhi <text:s text:c="8"/>| I <text:s text:c="5"/>|</text:span></text:p>
      <text:p text:style-name="P2"><text:span text:style-name="T3">| <text:s text:c="6"/>7 | Suresh Menon | 2024-06-20 <text:s/>| Freedom Struggle <text:s text:c="6"/>| I <text:s text:c="5"/>|</text:span></text:p>
      <text:p text:style-name="P2"><text:span text:style-name="T3">| <text:s text:c="6"/>8 | Neeta Bhat <text:s text:c="2"/>| 2024-07-10 <text:s/>| Indian Geography <text:s text:c="6"/>| I <text:s text:c="5"/>|</text:span></text:p>
      <text:p text:style-name="P2"><text:span text:style-name="T3">| <text:s text:c="6"/>9 | Vikram Arora | 2024-06-25 <text:s/>| Indian Politics <text:s text:c="7"/>| I <text:s text:c="5"/>|</text:span></text:p>
      <text:p text:style-name="P2"><text:span text:style-name="T3">| <text:s text:c="5"/>10 | Kiran Verma <text:s/>| 2024-07-15 <text:s/>| Hindu Philosophy <text:s text:c="6"/>| I <text:s text:c="5"/>|</text:span></text:p>
      <text:p text:style-name="P2"><text:span text:style-name="T3">+---------+--------------+-------------+------------------------+--------+</text:span></text:p>
      <text:p text:style-name="P2"><text:span text:style-name="T3">10 rows in set (0.00 sec)</text:span></text:p>
      <text:p text:style-name="P2"><text:span text:style-name="T3"/></text:p>
      <text:p text:style-name="P3"><text:span text:style-name="T3">PROCEDURE</text:span></text:p>
      <text:p text:style-name="P1"/>
      <text:p text:style-name="P4">DELIMITER &amp;&amp;</text:p>
      <text:p text:style-name="P5">CREATE PROCEDURE CalculateFine1(IN p_roll INT, IN p_book_name VARCHAR(100), OUT p_fine_amt INT)</text:p>
      <text:p text:style-name="P5">BEGIN DECLARE v_name VARCHAR(100);</text:p>
      <text:p text:style-name="P5">DECLARE v_date_of_issue DATE;</text:p>
      <text:p text:style-name="P5">DECLARE v_status CHAR(1); </text:p>
      <text:p text:style-name="P5">DECLARE v_due_days INT; </text:p>
      <text:p text:style-name="P5">DECLARE not_found CONDITION FOR SQLSTATE '45000';</text:p>
      <text:p text:style-name="P5">DECLARE CONTINUE HANDLER FOR not_found</text:p>
      <text:p text:style-name="P5">BEGIN</text:p>
      <text:p text:style-name="P12"><text:s text:c="4"/><text:span text:style-name="T1">SELECT 'Not Found';</text:span></text:p>
      <text:p text:style-name="P5">END;</text:p>
      <text:p text:style-name="P5">SELECT Name,DateofIssue, Status INTO v_name,v_date_of_issue, v_status </text:p>
      <text:p text:style-name="P5">FROM Borrower WHERE Roll_<text:span text:style-name="T8">no</text:span> = p_roll AND NameofBook = p_book_name; </text:p>
      <text:p text:style-name="P5"><text:soft-page-break/>SET v_due_days = DATEDIFF(CURRENT_DATE(),v_date_of_issue); </text:p>
      <text:p text:style-name="P5">IF v_due_days &gt;15 AND v_due_days &lt; 30 THEN </text:p>
      <text:p text:style-name="P12"><text:s text:c="3"/><text:span text:style-name="T1">SET p_fine_amt = (v_due_days-15)*5; </text:span></text:p>
      <text:p text:style-name="P5">ELSEIF v_due_days &gt; 30 THEN </text:p>
      <text:p text:style-name="P12"><text:s text:c="3"/><text:span text:style-name="T1">SET p_fine_amt = <text:s/>(v_due_days-30)*50 + (15*5);</text:span></text:p>
      <text:p text:style-name="P5">ELSE</text:p>
      <text:p text:style-name="P12"><text:s text:c="4"/><text:span text:style-name="T1">SET p_fine_amt = 0; </text:span></text:p>
      <text:p text:style-name="P5">END IF; </text:p>
      <text:p text:style-name="P5">UPDATE Borrower </text:p>
      <text:p text:style-name="P5">SET Status = 'R' </text:p>
      <text:p text:style-name="P5">WHERE Roll_<text:span text:style-name="T8">no</text:span> = p_roll AND NameofBook = p_book_name; </text:p>
      <text:p text:style-name="P5">IF v_due_days &gt; 15 THEN <text:s text:c="3"/></text:p>
      <text:p text:style-name="P12"><text:s text:c="4"/><text:span text:style-name="T1">INSERT INTO Fine (Roll_</text:span><text:span text:style-name="T2">no</text:span><text:span text:style-name="T1">,Date, Amt) <text:s text:c="3"/></text:span></text:p>
      <text:p text:style-name="P12"><text:s text:c="4"/><text:span text:style-name="T1">VALUES (p_roll,CURRENT_DATE(),p_fine_amt);</text:span></text:p>
      <text:p text:style-name="P5">END IF; </text:p>
      <text:p text:style-name="P5">END;</text:p>
      <text:p text:style-name="P5">&amp;&amp; DELIMITER;</text:p>
      <text:p text:style-name="P5"/>
      <text:p text:style-name="P6">CALL TO PROCEDURE </text:p>
      <text:p text:style-name="P6"/>
      <text:p text:style-name="P9">SET @fineAmount=0;</text:p>
      <text:p text:style-name="P11"/>
      <text:p text:style-name="P9">CALL CalculateFine1(8, 'Indian Geography', @fineAmount);</text:p>
      <text:p text:style-name="P9"/>
      <text:p text:style-name="P9">CALL CalculateFine1(3, 'Modern India', @fineAmount);</text:p>
      <text:p text:style-name="P9"/>
      <text:p text:style-name="P9">CALL CalculateFine1(5, 'The Mughal Empire', @fineAmount);</text:p>
      <text:p text:style-name="P9"/>
      <text:p text:style-name="P7">FINE TABLE:</text:p>
      <text:p text:style-name="P7"/>
      <text:p text:style-name="P10">SELECT * FROM Fine;</text:p>
      <text:p text:style-name="P10"/>
      <text:p text:style-name="P10">+---------+------------+---------+</text:p>
      <text:p text:style-name="P10">| Roll_no | Date <text:s text:c="6"/>| Amt <text:s text:c="4"/>|</text:p>
      <text:p text:style-name="P10">+---------+------------+---------+</text:p>
      <text:p text:style-name="P10">| <text:s text:c="6"/>8 | 2024-08-12 | <text:s/>225.00 |</text:p>
      <text:p text:style-name="P10">| <text:s text:c="6"/>3 | 2024-08-12 | <text:s text:c="2"/>65.00 |</text:p>
      <text:p text:style-name="P10">| <text:s text:c="6"/>5 | 2024-08-12 | 1725.00 |</text:p>
      <text:p text:style-name="P10">+---------+------------+---------+</text:p>
      <text:p text:style-name="P9"/>
      <text:p text:style-name="P6"/>
      <text:p text:style-name="P7">BORROWER TABLE:</text:p>
      <text:p text:style-name="P7"/>
      <text:p text:style-name="P10">SELECT * FROM Borrower;</text:p>
      <text:p text:style-name="P10"/>
      <text:p text:style-name="P10">+---------+--------------+-------------+------------------------+--------+</text:p>
      <text:p text:style-name="P10">| Roll_no | Name <text:s text:c="8"/>| DateofIssue | NameofBook <text:s text:c="12"/>| Status |</text:p>
      <text:p text:style-name="P10"><text:soft-page-break/>+---------+--------------+-------------+------------------------+--------+</text:p>
      <text:p text:style-name="P10">| <text:s text:c="6"/>1 | Rajesh Kumar | 2024-07-20 <text:s/>| The Great Indian Novel | I <text:s text:c="5"/>|</text:p>
      <text:p text:style-name="P10">| <text:s text:c="6"/>2 | Anita Sharma | 2024-06-25 <text:s/>| Ancient India <text:s text:c="9"/>| I <text:s text:c="5"/>|</text:p>
      <text:p text:style-name="P10">| <text:s text:c="6"/>3 | Ravi Patel <text:s text:c="2"/>| 2024-07-15 <text:s/>| Modern India <text:s text:c="10"/>| R <text:s text:c="5"/>|</text:p>
      <text:p text:style-name="P10">| <text:s text:c="6"/>4 | Sunita Rao <text:s text:c="2"/>| 2024-07-30 <text:s/>| Indian History <text:s text:c="8"/>| I <text:s text:c="5"/>|</text:p>
      <text:p text:style-name="P10">| <text:s text:c="6"/>5 | Amit Desai <text:s text:c="2"/>| 2024-06-10 <text:s/>| The Mughal Empire <text:s text:c="5"/>| R <text:s text:c="5"/>|</text:p>
      <text:p text:style-name="P10">| <text:s text:c="6"/>6 | Priya Singh <text:s/>| 2024-07-05 <text:s/>| Mahatma Gandhi <text:s text:c="8"/>| I <text:s text:c="5"/>|</text:p>
      <text:p text:style-name="P10">| <text:s text:c="6"/>7 | Suresh Menon | 2024-06-20 <text:s/>| Freedom Struggle <text:s text:c="6"/>| I <text:s text:c="5"/>|</text:p>
      <text:p text:style-name="P10">| <text:s text:c="6"/>8 | Neeta Bhat <text:s text:c="2"/>| 2024-07-10 <text:s/>| Indian Geography <text:s text:c="6"/>| R <text:s text:c="5"/>|</text:p>
      <text:p text:style-name="P10">| <text:s text:c="6"/>9 | Vikram Arora | 2024-06-25 <text:s/>| Indian Politics <text:s text:c="7"/>| I <text:s text:c="5"/>|</text:p>
      <text:p text:style-name="P10">| <text:s text:c="5"/>10 | Kiran Verma <text:s/>| 2024-07-15 <text:s/>| Hindu Philosophy <text:s text:c="6"/>| I <text:s text:c="5"/>|</text:p>
      <text:p text:style-name="P10">+---------+--------------+-------------+------------------------+--------+</text:p>
      <text:p text:style-name="P7"/>
      <text:p text:style-name="P7"/>
      <text:p text:style-name="P8"/>
      <text:p text:style-name="P8"/>
      <text:p text:style-name="P5"/>
      <text:p text:style-name="P5"/>
      <text:p text:style-name="Standard">----------------------------------------<text:span text:style-name="T9">END-------------------------------E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monospac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2T13:53:30.597550653</meta:creation-date>
    <dc:date>2024-08-12T14:42:44.999201077</dc:date>
    <meta:editing-duration>PT8M33S</meta:editing-duration>
    <meta:editing-cycles>2</meta:editing-cycles>
    <meta:generator>LibreOffice/7.3.7.2$Linux_X86_64 LibreOffice_project/30$Build-2</meta:generator>
    <meta:document-statistic meta:table-count="0" meta:image-count="0" meta:object-count="0" meta:page-count="4" meta:paragraph-count="107" meta:word-count="796" meta:character-count="5471" meta:non-whitespace-character-count="4264"/>
  </office:meta>
</office:document-meta>
</file>